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6ff66" draw:textarea-horizontal-align="justify" draw:textarea-vertical-align="middle" draw:auto-grow-height="false" fo:min-height="1.356cm" fo:min-width="1.868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1.868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0" style:family="graphic" style:parent-style-name="standard">
      <style:graphic-properties svg:stroke-color="#000000" draw:fill-color="#ff950e" draw:textarea-horizontal-align="justify" draw:textarea-vertical-align="middle" draw:auto-grow-height="false" fo:min-height="1.02cm" fo:min-width="3.208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5" style:family="graphic" style:parent-style-name="standard">
      <style:graphic-properties svg:stroke-color="#000000" draw:fill-color="#ffff00" draw:textarea-horizontal-align="justify" draw:textarea-vertical-align="middle" draw:auto-grow-height="false" fo:min-height="1.014cm" fo:min-width="2.04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3.138cm"/>
      <style:paragraph-properties style:writing-mode="lr-tb"/>
    </style:style>
    <style:style style:name="gr18" style:family="graphic" style:parent-style-name="standard">
      <style:graphic-properties svg:stroke-color="#000000" draw:fill-color="#ff99ff" draw:textarea-horizontal-align="justify" draw:textarea-vertical-align="middle" draw:auto-grow-height="false" fo:min-height="1.02cm" fo:min-width="3.208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20" style:family="graphic" style:parent-style-name="standard">
      <style:graphic-properties svg:stroke-color="#000000" draw:fill-color="#ccff66" draw:textarea-horizontal-align="justify" draw:textarea-vertical-align="middle" draw:auto-grow-height="false" fo:min-height="1.02cm" fo:min-width="3.208cm"/>
      <style:paragraph-properties style:writing-mode="lr-tb"/>
    </style:style>
    <style:style style:name="gr21" style:family="graphic" style:parent-style-name="standard">
      <style:graphic-properties svg:stroke-color="#000000" draw:fill-color="#ccff66" draw:textarea-horizontal-align="justify" draw:textarea-vertical-align="middle" draw:auto-grow-height="false" fo:min-height="1.274cm" fo:min-width="3.208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66ff66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style:font-name="Liberation Sans" fo:font-size="14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" fo:font-size="14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font-size="14pt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950e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00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99ff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ccff66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fo:font-size="14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2" style:family="text">
      <style:text-properties fo:font-size="14pt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9" draw:id="id9" draw:layer="layout" svg:width="3.302cm" svg:height="1.016cm" svg:x="4.695cm" svg:y="0.208cm">
          <text:p text:style-name="P1"><text:span text:style-name="T1">Pre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048cm" svg:height="1.778cm" svg:x="0.154cm" svg:y="0.154cm">
          <text:p text:style-name="P3"><text:span text:style-name="T1">Pedecerto’s</text:span></text:p>
          <text:p text:style-name="P3"><text:span text:style-name="T1">Aen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2.54cm" svg:height="1.778cm" svg:x="10.16cm" svg:y="0.254cm">
          <text:p text:style-name="P3"><text:span text:style-name="T1">Aeneid</text:span></text:p>
          <text:p text:style-name="P3"><text:span text:style-name="T1">syllable</text:span></text:p>
          <text:p text:style-name="P3"><text:span text:style-name="T1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794cm" svg:height="1.016cm" svg:x="14.478cm" svg:y="0.508cm">
          <text:p text:style-name="P1"><text:span text:style-name="T1">Word2Ve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64cm" svg:x="4.68cm" svg:y="2.792cm">
          <text:p text:style-name="P1"><text:span text:style-name="T1">Pedecerto</text:span></text:p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2.54cm" svg:height="1.778cm" svg:x="14.732cm" svg:y="2.794cm">
          <text:p text:style-name="P3"><text:span text:style-name="T1">Syllable</text:span></text:p>
          <text:p text:style-name="P3"><text:span text:style-name="T1">Vector</text:span></text:p>
          <text:p text:style-name="P3"><text:span text:style-name="T1">dat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3.048cm" svg:height="1.778cm" svg:x="9.89cm" svg:y="2.686cm">
          <text:p text:style-name="P3"><text:span text:style-name="T1">Syllable</text:span></text:p>
          <text:p text:style-name="P3"><text:span text:style-name="T1">Length</text:span></text:p>
          <text:p text:style-name="P3"><text:span text:style-name="T1">dat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54cm" svg:height="1.016cm" svg:x="12.446cm" svg:y="5.08cm">
          <text:p text:style-name="P1"><text:span text:style-name="T1">comb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2.794cm" svg:height="1.778cm" svg:x="17.018cm" svg:y="5.842cm">
          <text:p text:style-name="P3"><text:span text:style-name="T1">Embedding</text:span></text:p>
          <text:p text:style-name="P3"><text:span text:style-name="T1">Length</text:span></text:p>
          <text:p text:style-name="P3"><text:span text:style-name="T1">Dat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4.826cm" svg:height="1.916cm" svg:x="0.508cm" svg:y="13.462cm">
          <draw:text-box>
            <text:p><text:span text:style-name="T2">ar</text:span><text:span text:style-name="T2"><text:tab/></text:span><text:span text:style-name="T2">[0,1,0]</text:span><text:span text:style-name="T2"><text:tab/></text:span><text:span text:style-name="T2">1</text:span></text:p>
            <text:p><text:span text:style-name="T2">ma</text:span><text:span text:style-name="T2"><text:tab/></text:span><text:span text:style-name="T2">[1,1,1]</text:span><text:span text:style-name="T2"><text:tab/></text:span><text:span text:style-name="T2">0</text:span></text:p>
            <text:p><text:span text:style-name="T2">vi</text:span><text:span text:style-name="T2"><text:tab/></text:span><text:span text:style-name="T2">[0,0,1]</text:span><text:span text:style-name="T2"><text:tab/></text:span><text:span text:style-name="T2">0</text:span></text:p>
          </draw:text-box>
        </draw:frame>
        <draw:custom-shape draw:style-name="gr1" draw:text-style-name="P2" xml:id="id2" draw:id="id2" draw:layer="layout" svg:width="3.048cm" svg:height="1.016cm" svg:x="18.288cm" svg:y="3.302cm">
          <text:p text:style-name="P1"><text:span text:style-name="T1">Add padding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3.048cm" svg:height="1.778cm" svg:x="18.796cm" svg:y="0.254cm">
          <text:p text:style-name="P3"><text:span text:style-name="T1">Padded</text:span></text:p>
          <text:p text:style-name="P3"><text:span text:style-name="T1">Aen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048cm" svg:height="1.27cm" svg:x="23.622cm" svg:y="0.508cm">
          <text:p text:style-name="P1"><text:span text:style-name="T1">Neural</text:span></text:p>
          <text:p text:style-name="P1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3.048cm" svg:height="1.778cm" svg:x="23.622cm" svg:y="3.048cm">
          <text:p text:style-name="P3"><text:span text:style-name="T1">Line</text:span></text:p>
          <text:p text:style-name="P3"><text:span text:style-name="T1">Vector</text:span></text:p>
          <text:p text:style-name="P3"><text:span text:style-name="T1">dat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6" draw:id="id6" draw:layer="layout" svg:width="3.708cm" svg:height="1.27cm" svg:x="23.114cm" svg:y="6.096cm">
          <text:p text:style-name="P1"><text:span text:style-name="T2">Neural network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18.415cm" svg:y1="5.842cm" svg:x2="19.812cm" svg:y2="4.318cm" draw:start-shape="id1" draw:start-glue-point="0" draw:end-shape="id2" draw:end-glue-point="2" svg:d="M18415 5842v-762h1397v-762" svg:viewBox="0 0 1398 1525">
          <text:p/>
        </draw:connector>
        <draw:connector draw:style-name="gr11" draw:text-style-name="P7" draw:layer="layout" svg:x1="19.812cm" svg:y1="3.302cm" svg:x2="20.32cm" svg:y2="2.032cm" draw:start-shape="id2" draw:start-glue-point="0" draw:end-shape="id3" draw:end-glue-point="2" svg:d="M19812 3302v-634h508v-636" svg:viewBox="0 0 509 1271">
          <text:p/>
        </draw:connector>
        <draw:connector draw:style-name="gr11" draw:text-style-name="P7" draw:layer="layout" svg:x1="21.844cm" svg:y1="1.143cm" svg:x2="23.622cm" svg:y2="1.143cm" draw:start-shape="id3" draw:start-glue-point="1" draw:end-shape="id4" draw:end-glue-point="3" svg:d="M21844 1143h1778" svg:viewBox="0 0 1779 1">
          <text:p/>
        </draw:connector>
        <draw:connector draw:style-name="gr11" draw:text-style-name="P7" draw:layer="layout" svg:x1="25.146cm" svg:y1="1.778cm" svg:x2="25.146cm" svg:y2="3.048cm" draw:start-shape="id4" draw:start-glue-point="2" draw:end-shape="id5" draw:end-glue-point="0" svg:d="M25146 1778v1270" svg:viewBox="0 0 1 1271">
          <text:p/>
        </draw:connector>
        <draw:connector draw:style-name="gr11" draw:text-style-name="P7" draw:layer="layout" svg:x1="25.146cm" svg:y1="4.826cm" svg:x2="24.968cm" svg:y2="6.096cm" draw:start-shape="id5" draw:start-glue-point="2" draw:end-shape="id6" svg:d="M25146 4826v636h-178v634" svg:viewBox="0 0 179 1271">
          <text:p/>
        </draw:connector>
        <draw:connector draw:style-name="gr11" draw:text-style-name="P7" draw:layer="layout" svg:x1="24.968cm" svg:y1="7.366cm" svg:x2="24.384cm" svg:y2="8.636cm" draw:start-shape="id6" draw:start-glue-point="2" draw:end-shape="id7" draw:end-glue-point="0" svg:d="M24968 7366v635h-584v635" svg:viewBox="0 0 585 1271">
          <text:p/>
        </draw:connector>
        <draw:connector draw:style-name="gr11" draw:text-style-name="P7" draw:layer="layout" svg:x1="3.202cm" svg:y1="1.043cm" svg:x2="4.695cm" svg:y2="0.716cm" draw:start-shape="id8" draw:start-glue-point="1" draw:end-shape="id9" draw:end-glue-point="3" svg:d="M3202 1043h747v-327h746" svg:viewBox="0 0 1494 328">
          <text:p/>
        </draw:connector>
        <draw:connector draw:style-name="gr11" draw:text-style-name="P7" draw:layer="layout" svg:x1="3.202cm" svg:y1="1.043cm" svg:x2="4.68cm" svg:y2="3.424cm" draw:start-shape="id8" draw:start-glue-point="1" draw:end-shape="id10" draw:end-glue-point="3" svg:d="M3202 1043h740v2381h738" svg:viewBox="0 0 1479 2382">
          <text:p/>
        </draw:connector>
        <draw:connector draw:style-name="gr11" draw:text-style-name="P7" draw:layer="layout" svg:x1="7.997cm" svg:y1="0.716cm" svg:x2="10.16cm" svg:y2="1.143cm" draw:start-shape="id9" draw:start-glue-point="1" draw:end-shape="id11" draw:end-glue-point="3" svg:d="M7997 716h1082v427h1081" svg:viewBox="0 0 2164 428">
          <text:p/>
        </draw:connector>
        <draw:connector draw:style-name="gr11" draw:text-style-name="P7" draw:layer="layout" svg:x1="7.22cm" svg:y1="3.424cm" svg:x2="9.89cm" svg:y2="3.575cm" draw:start-shape="id10" draw:start-glue-point="1" draw:end-shape="id12" draw:end-glue-point="3" svg:d="M7220 3424h1335v151h1335" svg:viewBox="0 0 2671 152">
          <text:p/>
        </draw:connector>
        <draw:connector draw:style-name="gr11" draw:text-style-name="P7" draw:layer="layout" svg:x1="12.7cm" svg:y1="1.143cm" svg:x2="14.478cm" svg:y2="1.016cm" draw:start-shape="id11" draw:start-glue-point="1" draw:end-shape="id13" draw:end-glue-point="3" svg:d="M12700 1143h890v-127h888" svg:viewBox="0 0 1779 128">
          <text:p/>
        </draw:connector>
        <draw:connector draw:style-name="gr11" draw:text-style-name="P7" draw:layer="layout" svg:x1="15.875cm" svg:y1="1.524cm" svg:x2="16.002cm" svg:y2="2.794cm" draw:start-shape="id13" draw:start-glue-point="2" draw:end-shape="id14" draw:end-glue-point="0" svg:d="M15875 1524v635h127v635" svg:viewBox="0 0 128 1271">
          <text:p/>
        </draw:connector>
        <draw:connector draw:style-name="gr11" draw:text-style-name="P7" draw:layer="layout" svg:x1="11.414cm" svg:y1="4.464cm" svg:x2="12.446cm" svg:y2="5.588cm" draw:start-shape="id12" draw:start-glue-point="2" draw:end-shape="id15" draw:end-glue-point="3" svg:d="M11414 4464v1124h1032" svg:viewBox="0 0 1033 1125">
          <text:p/>
        </draw:connector>
        <draw:connector draw:style-name="gr11" draw:text-style-name="P7" draw:layer="layout" svg:x1="16.002cm" svg:y1="4.572cm" svg:x2="14.986cm" svg:y2="5.588cm" draw:start-shape="id14" draw:start-glue-point="2" draw:end-shape="id15" draw:end-glue-point="1" svg:d="M16002 4572v1016h-1016" svg:viewBox="0 0 1017 1017">
          <text:p/>
        </draw:connector>
        <draw:connector draw:style-name="gr11" draw:text-style-name="P7" draw:layer="layout" svg:x1="13.716cm" svg:y1="6.096cm" svg:x2="17.018cm" svg:y2="6.731cm" draw:start-shape="id15" draw:start-glue-point="2" draw:end-shape="id1" draw:end-glue-point="3" svg:d="M13716 6096v635h3302" svg:viewBox="0 0 3303 636">
          <text:p/>
        </draw:connector>
        <draw:custom-shape draw:style-name="gr12" draw:text-style-name="P4" xml:id="id7" draw:id="id7" draw:layer="layout" svg:width="3.048cm" svg:height="1.778cm" svg:x="22.86cm" svg:y="8.636cm">
          <text:p text:style-name="P3"><text:span text:style-name="T1">Ans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4" xml:id="id16" draw:id="id16" draw:layer="layout" svg:width="3.048cm" svg:height="1.778cm" svg:x="0.762cm" svg:y="0.508cm">
          <text:p text:style-name="P3"><text:span text:style-name="T1">Pedecerto</text:span></text:p>
          <text:p text:style-name="P3"><text:span text:style-name="T1">XM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7" draw:id="id17" draw:layer="layout" svg:width="2.54cm" svg:height="1.264cm" svg:x="1.016cm" svg:y="3.308cm">
          <text:p text:style-name="P1"><text:span text:style-name="T1">Converter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.286cm" svg:y1="2.286cm" svg:x2="2.286cm" svg:y2="3.308cm" draw:start-shape="id16" draw:start-glue-point="2" draw:end-shape="id17" draw:end-glue-point="0" svg:d="M2286 2286v1022" svg:viewBox="0 0 1 1023">
          <text:p/>
        </draw:connector>
        <draw:custom-shape draw:style-name="gr16" draw:text-style-name="P4" xml:id="id21" draw:id="id21" draw:layer="layout" svg:width="3.048cm" svg:height="1.778cm" svg:x="23.622cm" svg:y="8.382cm">
          <text:p text:style-name="P3"><text:span text:style-name="T1">Ans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8" draw:id="id18" draw:layer="layout" svg:width="3.81cm" svg:height="1.778cm" svg:x="4.826cm" svg:y="3.048cm">
          <text:p text:style-name="P3"><text:span text:style-name="T1">Syllable-label</text:span></text:p>
          <text:p text:style-name="P3"><text:span text:style-name="T1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line-skew="-2.541cm" svg:x1="8.636cm" svg:y1="3.937cm" svg:x2="16.764cm" svg:y2="2.313cm" draw:start-shape="id18" draw:start-glue-point="1" draw:end-shape="id19" draw:end-glue-point="3" svg:d="M8636 3937h1524v-1624h6604" svg:viewBox="0 0 8129 1625">
          <text:p/>
        </draw:connector>
        <draw:custom-shape draw:style-name="gr18" draw:text-style-name="P10" xml:id="id19" draw:id="id19" draw:layer="layout" svg:width="3.708cm" svg:height="1.27cm" svg:x="16.764cm" svg:y="1.678cm">
          <text:p text:style-name="P1"><text:span text:style-name="T2">CRF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3" draw:id="id23" draw:layer="layout" svg:width="3.708cm" svg:height="1.27cm" svg:x="16.766cm" svg:y="3.302cm">
          <text:p text:style-name="P1"><text:span text:style-name="T2">LSTM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20" draw:id="id20" draw:layer="layout" svg:width="3.708cm" svg:height="1.27cm" svg:x="16.764cm" svg:y="0.254cm">
          <text:p text:style-name="P1"><text:span text:style-name="T2">HMM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4" draw:id="id24" draw:layer="layout" svg:width="3.048cm" svg:height="1.778cm" svg:x="0.762cm" svg:y="6.104cm">
          <text:p text:style-name="P3"><text:span text:style-name="T1">Syllable</text:span></text:p>
          <text:p text:style-name="P3"><text:span text:style-name="T1">Tex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20.472cm" svg:y1="0.889cm" svg:x2="25.146cm" svg:y2="8.382cm" draw:start-shape="id20" draw:start-glue-point="1" draw:end-shape="id21" draw:end-glue-point="0" svg:d="M20472 889h4674v7493" svg:viewBox="0 0 4675 7494">
          <text:p/>
        </draw:connector>
        <draw:connector draw:style-name="gr11" draw:text-style-name="P7" draw:layer="layout" svg:x1="3.556cm" svg:y1="3.94cm" svg:x2="4.826cm" svg:y2="3.937cm" draw:start-shape="id17" draw:start-glue-point="1" draw:end-shape="id18" draw:end-glue-point="3" svg:d="M3556 3940h635v-3h635" svg:viewBox="0 0 1271 4">
          <text:p/>
        </draw:connector>
        <draw:connector draw:style-name="gr11" draw:text-style-name="P7" draw:layer="layout" draw:line-skew="-2.541cm" svg:x1="8.636cm" svg:y1="3.937cm" svg:x2="16.764cm" svg:y2="0.889cm" draw:start-shape="id18" draw:start-glue-point="1" draw:end-shape="id20" draw:end-glue-point="3" svg:d="M8636 3937h1524v-3048h6604" svg:viewBox="0 0 8129 3049">
          <text:p/>
        </draw:connector>
        <draw:connector draw:style-name="gr11" draw:text-style-name="P7" draw:layer="layout" svg:x1="8.636cm" svg:y1="3.937cm" svg:x2="11.938cm" svg:y2="3.937cm" draw:start-shape="id18" draw:start-glue-point="1" draw:end-shape="id22" draw:end-glue-point="3" svg:d="M8636 3937h3302" svg:viewBox="0 0 3303 1">
          <text:p/>
        </draw:connector>
        <draw:connector draw:style-name="gr11" draw:text-style-name="P7" draw:layer="layout" svg:x1="14.986cm" svg:y1="3.937cm" svg:x2="16.766cm" svg:y2="3.937cm" draw:start-shape="id22" draw:start-glue-point="1" draw:end-shape="id23" draw:end-glue-point="3" svg:d="M14986 3937h1780" svg:viewBox="0 0 1781 1">
          <text:p/>
        </draw:connector>
        <draw:connector draw:style-name="gr11" draw:text-style-name="P7" draw:layer="layout" svg:x1="3.81cm" svg:y1="6.993cm" svg:x2="7.468cm" svg:y2="6.993cm" draw:start-shape="id24" draw:start-glue-point="1" draw:end-shape="id25" draw:end-glue-point="3" svg:d="M3810 6993h3658" svg:viewBox="0 0 3659 1">
          <text:p/>
        </draw:connector>
        <draw:custom-shape draw:style-name="gr20" draw:text-style-name="P11" xml:id="id26" draw:id="id26" draw:layer="layout" svg:width="3.708cm" svg:height="1.27cm" svg:x="7.468cm" svg:y="7.882cm">
          <text:p text:style-name="P1"><text:span text:style-name="T2">FastTex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7" draw:id="id27" draw:layer="layout" svg:width="3.708cm" svg:height="1.27cm" svg:x="7.468cm" svg:y="9.406cm">
          <text:p text:style-name="P1"><text:span text:style-name="T2">GloV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5" draw:id="id25" draw:layer="layout" svg:width="3.708cm" svg:height="1.27cm" svg:x="7.468cm" svg:y="6.358cm">
          <text:p text:style-name="P1"><text:span text:style-name="T2">Word2Vec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28" draw:id="id28" draw:layer="layout" svg:width="3.708cm" svg:height="1.524cm" svg:x="7.468cm" svg:y="10.93cm">
          <text:p text:style-name="P1"><text:span text:style-name="T2">FLAIR </text:span></text:p>
          <text:p text:style-name="P1"><text:span text:style-name="T2">embedding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2" draw:id="id22" draw:layer="layout" svg:width="3.048cm" svg:height="1.778cm" svg:x="11.938cm" svg:y="3.048cm">
          <text:p text:style-name="P3"><text:span text:style-name="T1">Syllable</text:span></text:p>
          <text:p text:style-name="P3"><text:span text:style-name="T1">to inte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29" draw:id="id29" draw:layer="layout" svg:width="3.048cm" svg:height="1.778cm" svg:x="13.462cm" svg:y="8.382cm">
          <text:p text:style-name="P3"><text:span text:style-name="T1">Syllable</text:span></text:p>
          <text:p text:style-name="P3"><text:span text:style-name="T1">to v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3.81cm" svg:y1="6.993cm" svg:x2="7.468cm" svg:y2="8.517cm" draw:end-shape="id26" draw:end-glue-point="3" svg:d="M3810 6993h1579v1524h2079" svg:viewBox="0 0 3659 1525">
          <text:p/>
        </draw:connector>
        <draw:connector draw:style-name="gr11" draw:text-style-name="P7" draw:layer="layout" svg:x1="3.81cm" svg:y1="6.993cm" svg:x2="7.468cm" svg:y2="10.041cm" draw:end-shape="id27" draw:end-glue-point="3" svg:d="M3810 6993h1579v3048h2079" svg:viewBox="0 0 3659 3049">
          <text:p/>
        </draw:connector>
        <draw:connector draw:style-name="gr11" draw:text-style-name="P7" draw:layer="layout" svg:x1="3.81cm" svg:y1="6.993cm" svg:x2="7.468cm" svg:y2="11.692cm" draw:end-shape="id28" draw:end-glue-point="3" svg:d="M3810 6993h1579v4699h2079" svg:viewBox="0 0 3659 4700">
          <text:p/>
        </draw:connector>
        <draw:connector draw:style-name="gr11" draw:text-style-name="P7" draw:layer="layout" draw:line-skew="-1.017cm" svg:x1="6.731cm" svg:y1="4.826cm" svg:x2="14.986cm" svg:y2="8.382cm" draw:start-shape="id18" draw:start-glue-point="2" draw:end-shape="id29" draw:end-glue-point="0" svg:d="M6731 4826v762h8255v2794" svg:viewBox="0 0 8256 3557">
          <text:p/>
        </draw:connector>
        <draw:connector draw:style-name="gr11" draw:text-style-name="P7" draw:layer="layout" svg:x1="11.176cm" svg:y1="6.993cm" svg:x2="13.462cm" svg:y2="9.271cm" draw:start-shape="id25" draw:start-glue-point="1" draw:end-shape="id29" draw:end-glue-point="3" svg:d="M11176 6993h1143v2278h1143" svg:viewBox="0 0 2287 2279">
          <text:p/>
        </draw:connector>
        <draw:connector draw:style-name="gr11" draw:text-style-name="P7" draw:layer="layout" svg:x1="11.176cm" svg:y1="8.517cm" svg:x2="13.462cm" svg:y2="9.271cm" draw:start-shape="id26" draw:start-glue-point="1" draw:end-shape="id29" draw:end-glue-point="3" svg:d="M11176 8517h1143v754h1143" svg:viewBox="0 0 2287 755">
          <text:p/>
        </draw:connector>
        <draw:connector draw:style-name="gr11" draw:text-style-name="P7" draw:layer="layout" svg:x1="11.176cm" svg:y1="10.041cm" svg:x2="13.462cm" svg:y2="9.271cm" draw:start-shape="id27" draw:start-glue-point="1" draw:end-shape="id29" draw:end-glue-point="3" svg:d="M11176 10041h1143v-770h1143" svg:viewBox="0 0 2287 771">
          <text:p/>
        </draw:connector>
        <draw:connector draw:style-name="gr11" draw:text-style-name="P7" draw:layer="layout" svg:x1="11.176cm" svg:y1="11.692cm" svg:x2="13.462cm" svg:y2="9.271cm" draw:start-shape="id28" draw:start-glue-point="1" draw:end-shape="id29" draw:end-glue-point="3" svg:d="M11176 11692h1143v-2421h1143" svg:viewBox="0 0 2287 2422">
          <text:p/>
        </draw:connector>
        <draw:connector draw:style-name="gr11" draw:text-style-name="P7" draw:layer="layout" svg:x1="16.51cm" svg:y1="9.271cm" svg:x2="17.882cm" svg:y2="9.271cm" draw:start-shape="id29" draw:start-glue-point="1" draw:end-shape="id30" draw:end-glue-point="3" svg:d="M16510 9271h1372" svg:viewBox="0 0 1373 1">
          <text:p/>
        </draw:connector>
        <draw:custom-shape draw:style-name="gr18" draw:text-style-name="P10" xml:id="id30" draw:id="id30" draw:layer="layout" svg:width="3.708cm" svg:height="1.27cm" svg:x="17.882cm" svg:y="8.636cm">
          <text:p text:style-name="P1"><text:span text:style-name="T2">FLAIR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0.472cm" svg:y1="2.313cm" svg:x2="25.146cm" svg:y2="8.382cm" draw:start-shape="id19" draw:start-glue-point="1" draw:end-shape="id21" draw:end-glue-point="0" svg:d="M20472 2313h4674v6069" svg:viewBox="0 0 4675 6070">
          <text:p/>
        </draw:connector>
        <draw:connector draw:style-name="gr11" draw:text-style-name="P7" draw:layer="layout" svg:x1="20.474cm" svg:y1="3.937cm" svg:x2="25.146cm" svg:y2="8.382cm" draw:start-shape="id23" draw:start-glue-point="1" draw:end-shape="id21" draw:end-glue-point="0" svg:d="M20474 3937h4672v4445" svg:viewBox="0 0 4673 4446">
          <text:p/>
        </draw:connector>
        <draw:connector draw:style-name="gr11" draw:text-style-name="P7" draw:layer="layout" svg:x1="21.59cm" svg:y1="9.271cm" svg:x2="23.622cm" svg:y2="9.271cm" draw:start-shape="id30" draw:start-glue-point="1" draw:end-shape="id21" draw:end-glue-point="3" svg:d="M21590 9271h2032" svg:viewBox="0 0 2033 1">
          <text:p/>
        </draw:connector>
        <draw:connector draw:style-name="gr11" draw:text-style-name="P7" draw:layer="layout" svg:x1="2.286cm" svg:y1="4.572cm" svg:x2="2.286cm" svg:y2="6.104cm" draw:start-shape="id17" draw:start-glue-point="2" draw:end-shape="id24" draw:end-glue-point="0" svg:d="M2286 4572v1532" svg:viewBox="0 0 1 1533">
          <text:p/>
        </draw:connector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7-29T17:35:30.836127004</meta:creation-date>
    <dc:date>2022-01-19T13:51:50.828656887</dc:date>
    <dc:creator>Luuk Nolden</dc:creator>
    <meta:editing-duration>PT1H16M25S</meta:editing-duration>
    <meta:editing-cycles>9</meta:editing-cycles>
    <meta:generator>LibreOffice/7.2.3.2$Linux_X86_64 LibreOffice_project/20$Build-2</meta:generator>
    <meta:document-statistic meta:object-count="92"/>
  </office:meta>
</office:document-meta>
</file>